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26000001FDCBCE443C.png" manifest:media-type="image/png"/>
  <manifest:file-entry manifest:full-path="Pictures/10000000000001B200000285ACED2BB5.png" manifest:media-type="image/png"/>
  <manifest:file-entry manifest:full-path="Pictures/100002010000019B0000015233D15A5C.png" manifest:media-type="image/png"/>
  <manifest:file-entry manifest:full-path="Pictures/10000000000000C8000000C846E98D15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" svg:font-family="'Andale Sans UI'" style:font-pitch="variable"/>
    <style:font-face style:name="Lato" svg:font-family="Lato" style:font-adornments="Regular" style:font-pitch="variable"/>
    <style:font-face style:name="Lohit Devanagari1" svg:font-family="'Lohit Devanagari'" style:font-pitch="variable"/>
    <style:font-face style:name="WenQuanYi Zen Hei1" svg:font-family="'WenQuanYi Zen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Gill Sans1" svg:font-family="'Gill Sans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2" svg:stroke-width="0.1cm" svg:stroke-color="#000000" draw:marker-start-width="0.45cm" draw:marker-start-center="false" draw:marker-end-width="0.45cm" draw:marker-end-center="false" draw:fill="none" draw:fill-color="#132860" draw:opacity="100%" draw:fill-image-width="0cm" draw:fill-image-height="0cm" draw:textarea-horizontal-align="center" draw:textarea-vertical-align="middle" fo:padding-top="0.125cm" fo:padding-bottom="0.125cm" fo:padding-left="0.25cm" fo:padding-right="0.25cm" draw:shadow="visible" draw:shadow-offset-x="0.3cm" draw:shadow-offset-y="0.3cm" draw:shadow-color="#808080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solid" draw:fill-color="#00ff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3" style:family="graphic" style:parent-style-name="standard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00ffff" draw:secondary-fill-color="#99ccff" draw:fill-gradient-name="Gradient_20_8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10%" dr3d:back-scale="100%" dr3d:depth="0.356cm" dr3d:backface-culling="enabled" dr3d:close-front="true" dr3d:close-back="true" dr3d:normals-kind="object" dr3d:normals-direction="inverse" dr3d:texture-generation-mode-x="parallel" dr3d:texture-generation-mode-y="parallel" dr3d:texture-filter="enabled" dr3d:diffuse-color="#00b8ff" dr3d:emissive-color="#000000" dr3d:specular-color="#ffffff" dr3d:shininess="15%" dr3d:shadow="hidden"/>
    </style:style>
    <style:style style:name="gr4" style:family="graphic" style:parent-style-name="standard">
      <style:graphic-properties draw:stroke="none" draw:stroke-dash="Dashed_20__28_var_29__20_2" svg:stroke-width="0.1cm" svg:stroke-color="#000000" draw:marker-start-width="0.45cm" draw:marker-start-center="false" draw:marker-end-width="0.45cm" draw:marker-end-center="false" draw:fill="none" draw:fill-color="#132860" draw:opacity="100%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975cm"/>
    </style:style>
    <style:style style:name="gr6" style:family="graphic" style:parent-style-name="standard">
      <style:graphic-properties svg:stroke-color="#808000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4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2" style:family="graphic" style:parent-style-name="standard">
      <style:graphic-properties draw:textarea-vertical-align="middle"/>
    </style:style>
    <style:style style:name="gr1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15" style:family="graphic" style:parent-style-name="standard">
      <style:graphic-properties draw:stroke="none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solid" draw:fill-color="#00f2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102cm" draw:shadow-offset-y="0.102cm" draw:shadow-color="#808080" draw:shadow-opacity="100%"/>
    </style:style>
    <style:style style:name="gr16" style:family="graphic" style:parent-style-name="standard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00f200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102cm" draw:shadow-offset-y="0.102cm" draw:shadow-color="#808080" draw:shadow-opacity="100%" dr3d:edge-rounding="10%" dr3d:back-scale="100%" dr3d:depth="0.356cm" dr3d:backface-culling="enabled" dr3d:close-front="true" dr3d:close-back="true" dr3d:normals-kind="object" dr3d:normals-direction="inverse" dr3d:texture-generation-mode-x="parallel" dr3d:texture-generation-mode-y="parallel" dr3d:texture-filter="enabled" dr3d:diffuse-color="#00b8ff" dr3d:emissive-color="#000000" dr3d:specular-color="#ffffff" dr3d:shininess="15%" dr3d:shadow="hidden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94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37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83cm"/>
    </style:style>
    <style:style style:name="gr20" style:family="graphic" style:parent-style-name="standard">
      <style:graphic-properties draw:stroke="none" draw:fill="none" draw:auto-grow-width="true" fo:min-height="0.397cm" fo:min-width="0.69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32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302cm"/>
    </style:style>
    <style:style style:name="gr23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 draw:fill-color="#132860" draw:opacity="100%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Gill Sans1" fo:font-size="18pt" fo:font-style="normal" fo:text-shadow="none" style:text-underline-style="none" fo:font-weight="normal" style:font-name-asian="Andale Sans UI" style:font-size-asian="18pt" style:font-style-asian="normal" style:font-weight-asian="normal" style:font-name-complex="Andale Sans UI" style:font-size-complex="18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="none"/>
      <style:paragraph-properties fo:margin-left="0cm" fo:margin-right="0cm" fo:text-align="center" fo:text-indent="0cm"/>
      <style:text-properties fo:font-size="12pt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fo:font-size="12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fo:margin-left="0cm" fo:margin-right="0cm" fo:text-align="center" fo:text-indent="0cm"/>
      <style:text-properties fo:font-size="13pt" fo:font-weight="bold" style:font-size-asian="13pt" style:font-weight-asian="bold" style:font-size-complex="13pt" style:font-weight-complex="bold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="none"/>
    </style:style>
    <style:style style:name="P12" style:family="paragraph">
      <loext:graphic-properties draw:fill="none" draw:fill-color="#ffffff"/>
      <style:text-properties fo:font-weight="bold" style:font-weight-asian="bold" style:font-weight-complex="bold"/>
    </style:style>
    <style:style style:name="P13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size="12pt" fo:font-weight="bold" style:font-weight-asian="bold" style:font-weight-complex="bold"/>
    </style:style>
    <style:style style:name="T2" style:family="text">
      <style:text-properties fo:font-size="12pt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name="GXP2000 Phone" draw:style-name="gr1" draw:text-style-name="P1" xml:id="id10" draw:id="id10" draw:layer="layout" svg:width="2.323cm" svg:height="1.905cm" svg:x="1.04cm" svg:y="5.291cm">
          <draw:image xlink:href="Pictures/100002010000019B0000015233D15A5C.png" xlink:type="simple" xlink:show="embed" xlink:actuate="onLoad">
            <text:p/>
          </draw:image>
        </draw:frame>
        <dr3d:scene draw:style-name="gr2" xml:id="id5" draw:id="id5" svg:width="1.756cm" svg:height="1.633cm" svg:x="15.378cm" svg:y="11.47cm" dr3d:transform="matrix (0.958806351354308 -0.0123647254355885 0.283791286278387 0.145838008185242 0.878760397474216 -0.454435297044057 -0.243765575853525 0.477103005016591 0.844364297346198 -12.8278148632828cm 10.5967064696911cm -9.89211819741477cm)" dr3d:vrp="(0 0 4713.76914285714)" dr3d:vpn="(0 0 4357.76914285714)" dr3d:projection="parallel" dr3d:distance="0.356cm" dr3d:focal-length="10.008cm" dr3d:shadow-slant="0" dr3d:shade-mode="phong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3" draw:layer="layout" svg:viewBox="14478 -12700 1524 1524" svg:d="M14859-11557h282v191h-92l191 190 191-190h-92v-191h282v-282h191v92l190-191-190-191v92h-191v-282h-282v-191h92l-191-190-191 190h92v191h-282v282h-191v-92l-190 191 190 191v-92h191z"/>
        </dr3d:scene>
        <draw:frame draw:style-name="gr4" draw:text-style-name="P1" xml:id="id1" draw:id="id1" draw:layer="layout" svg:width="2.365cm" svg:height="2.365cm" svg:x="1.019cm" svg:y="8.91cm">
          <draw:image xlink:href="Pictures/10000000000000C8000000C846E98D15.png" xlink:type="simple" xlink:show="embed" xlink:actuate="onLoad">
            <text:p/>
          </draw:image>
        </draw:frame>
        <dr3d:scene draw:style-name="gr2" xml:id="id2" draw:id="id2" svg:width="1.756cm" svg:height="1.633cm" svg:x="5.08cm" svg:y="11.47cm" dr3d:transform="matrix (0.958806351354308 -0.0123647254355885 0.283791286278387 0.145838008185242 0.878760397474216 -0.454435297044057 -0.243765575853525 0.477103005016591 0.844364297346198 -12.8278148632828cm 10.5967064696911cm -9.89211819741477cm)" dr3d:vrp="(0 0 4713.76914285714)" dr3d:vpn="(0 0 4357.76914285714)" dr3d:projection="parallel" dr3d:distance="0.356cm" dr3d:focal-length="10.008cm" dr3d:shadow-slant="0" dr3d:shade-mode="phong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3" draw:layer="layout" svg:viewBox="14478 -12700 1524 1524" svg:d="M14859-11557h282v191h-92l191 190 191-190h-92v-191h282v-282h191v92l190-191-190-191v92h-191v-282h-282v-191h92l-191-190-191 190h92v191h-282v282h-191v-92l-190 191 190 191v-92h191z"/>
        </dr3d:scene>
        <draw:frame draw:style-name="gr5" draw:text-style-name="P3" draw:layer="layout" svg:width="5.08cm" svg:height="1.267cm" svg:x="19.296cm" svg:y="7.829cm">
          <draw:text-box>
            <text:p text:style-name="P2"><text:span text:style-name="T1">Réseau Téléphonique</text:span><text:span text:style-name="T1"><text:line-break/></text:span><text:span text:style-name="T1">Commuté (RTC)</text:span></text:p>
          </draw:text-box>
        </draw:frame>
        <draw:connector draw:style-name="gr6" draw:text-style-name="P4" draw:layer="layout" draw:type="line" svg:x1="3.384cm" svg:y1="10.092cm" svg:x2="5.08cm" svg:y2="12.286cm" draw:start-shape="id1" draw:start-glue-point="1" draw:end-shape="id2" draw:end-glue-point="3" svg:d="M3384 10092l1696 2194" svg:viewBox="0 0 1697 2195">
          <text:p/>
        </draw:connector>
        <draw:connector draw:style-name="gr6" draw:text-style-name="P4" draw:layer="layout" draw:type="line" svg:x1="3.384cm" svg:y1="14.34cm" svg:x2="5.08cm" svg:y2="12.286cm" draw:start-shape="id3" draw:start-glue-point="1" draw:end-shape="id2" draw:end-glue-point="3" svg:d="M3384 14340l1696-2054" svg:viewBox="0 0 1697 2055">
          <text:p/>
        </draw:connector>
        <draw:frame draw:style-name="gr4" draw:text-style-name="P1" draw:layer="layout" svg:width="1.571cm" svg:height="2.325cm" svg:x="27.028cm" svg:y="4.217cm">
          <draw:image xlink:href="Pictures/10000000000001B200000285ACED2BB5.png" xlink:type="simple" xlink:show="embed" xlink:actuate="onLoad">
            <text:p/>
          </draw:image>
        </draw:frame>
        <draw:frame draw:style-name="gr4" draw:text-style-name="P1" draw:layer="layout" svg:width="2.54cm" svg:height="2.54cm" svg:x="26.543cm" svg:y="9.225cm">
          <draw:image xlink:href="Pictures/10000000000000C8000000C846E98D15.png" xlink:type="simple" xlink:show="embed" xlink:actuate="onLoad">
            <text:p/>
          </draw:image>
        </draw:frame>
        <draw:frame draw:style-name="gr4" draw:text-style-name="P1" draw:layer="layout" svg:width="2.365cm" svg:height="2.184cm" svg:x="26.631cm" svg:y="14.518cm">
          <draw:image xlink:href="Pictures/1000000000000226000001FDCBCE443C.png" xlink:type="simple" xlink:show="embed" xlink:actuate="onLoad">
            <text:p/>
          </draw:image>
        </draw:frame>
        <draw:frame draw:style-name="gr4" draw:text-style-name="P1" xml:id="id3" draw:id="id3" draw:layer="layout" svg:width="2.365cm" svg:height="2.184cm" svg:x="1.019cm" svg:y="13.248cm">
          <draw:image xlink:href="Pictures/1000000000000226000001FDCBCE443C.png" xlink:type="simple" xlink:show="embed" xlink:actuate="onLoad">
            <text:p/>
          </draw:image>
        </draw:frame>
        <draw:frame draw:style-name="gr7" draw:text-style-name="P6" draw:layer="layout" svg:width="3.81cm" svg:height="0.759cm" svg:x="4.318cm" svg:y="13.564cm">
          <draw:text-box>
            <text:p text:style-name="P5"><text:span text:style-name="T2">Passerelle / ATA</text:span></text:p>
          </draw:text-box>
        </draw:frame>
        <draw:frame draw:style-name="gr8" draw:text-style-name="P7" draw:layer="layout" svg:width="2.449cm" svg:height="0.721cm" svg:x="0.977cm" svg:y="11.828cm">
          <draw:text-box>
            <text:p>Analogique</text:p>
          </draw:text-box>
        </draw:frame>
        <draw:frame draw:style-name="gr9" draw:text-style-name="P7" xml:id="id8" draw:id="id8" draw:layer="layout" svg:width="0.87cm" svg:height="0.721cm" svg:x="6.921cm" svg:y="11.926cm">
          <draw:text-box>
            <text:p>IP</text:p>
          </draw:text-box>
        </draw:frame>
        <draw:frame draw:style-name="gr10" draw:text-style-name="P7" xml:id="id6" draw:id="id6" draw:layer="layout" svg:width="0.87cm" svg:height="0.721cm" svg:x="6.921cm" svg:y="5.907cm">
          <draw:text-box>
            <text:p>IP</text:p>
          </draw:text-box>
        </draw:frame>
        <draw:frame draw:style-name="gr11" draw:text-style-name="P7" xml:id="id9" draw:id="id9" draw:layer="layout" svg:width="1.975cm" svg:height="0.721cm" svg:x="20.123cm" svg:y="11.926cm">
          <draw:text-box>
            <text:p>TDM</text:p>
          </draw:text-box>
        </draw:frame>
        <dr3d:scene draw:style-name="gr2" xml:id="id4" draw:id="id4" svg:width="1.756cm" svg:height="1.633cm" svg:x="15.378cm" svg:y="6.179cm" dr3d:transform="matrix (0.958806351354308 -0.0123647254355885 0.283791286278387 0.145838008185242 0.878760397474216 -0.454435297044057 -0.243765575853525 0.477103005016591 0.844364297346198 -12.8278148632828cm 10.5967064696911cm -9.89211819741477cm)" dr3d:vrp="(0 0 4713.76914285714)" dr3d:vpn="(0 0 4357.76914285714)" dr3d:projection="parallel" dr3d:distance="0.356cm" dr3d:focal-length="10.008cm" dr3d:shadow-slant="0" dr3d:shade-mode="phong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3" draw:layer="layout" svg:viewBox="14478 -12700 1524 1524" svg:d="M14859-11557h282v191h-92l191 190 191-190h-92v-191h282v-282h191v92l190-191-190-191v92h-191v-282h-282v-191h92l-191-190-191 190h92v191h-282v282h-191v-92l-190 191 190 191v-92h191z"/>
        </dr3d:scene>
        <draw:connector draw:style-name="gr12" draw:text-style-name="P4" draw:layer="layout" svg:x1="16.256cm" svg:y1="7.812cm" svg:x2="16.256cm" svg:y2="11.47cm" draw:start-shape="id4" draw:end-shape="id5" svg:d="M16256 7812v3658" svg:viewBox="0 0 1 3659">
          <text:p/>
        </draw:connector>
        <draw:connector draw:style-name="gr13" draw:text-style-name="P8" draw:layer="layout" draw:type="curve" draw:line-skew="-1.179cm" svg:x1="7.356cm" svg:y1="5.907cm" svg:x2="16.256cm" svg:y2="6.179cm" draw:start-shape="id6" draw:start-glue-point="0" draw:end-shape="id4" draw:end-glue-point="0" svg:d="M7356 5907c0-2518 8900-2654 8900 272" svg:viewBox="0 0 8901 2179">
          <text:p/>
        </draw:connector>
        <draw:frame draw:style-name="gr14" draw:text-style-name="P9" draw:layer="layout" svg:width="4.526cm" svg:height="0.801cm" svg:x="14.143cm" svg:y="1.278cm">
          <draw:text-box>
            <text:p text:style-name="P2"><text:span text:style-name="T3">Signalisation</text:span></text:p>
          </draw:text-box>
        </draw:frame>
        <dr3d:scene draw:name="Octogon (Proxy)" draw:style-name="gr15" svg:width="1.802cm" svg:height="1.558cm" svg:x="10.668cm" svg:y="3.206cm" dr3d:transform="matrix (0.972845913299904 -0.0162890390537283 0.230879830609736 0.159566254243263 0.769777423031381 -0.618046381348472 -0.167658699393883 0.638104526075369 0.751474001093637 -6.85733167571283cm 8.11682609003718cm -8.62541773125552cm)" dr3d:vrp="(0 0 4713.76914285714)" dr3d:vpn="(0 0 4357.76914285714)" dr3d:projection="parallel" dr3d:distance="0.356cm" dr3d:focal-length="10.008cm" dr3d:shadow-slant="0" dr3d:shade-mode="flat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6" draw:layer="layout" svg:viewBox="8128 -11176 1524 1524" svg:d="M8636-9652h508l508-508v-508l-508-508h-508l-508 508v508z"/>
        </dr3d:scene>
        <draw:connector draw:style-name="gr13" draw:text-style-name="P8" draw:layer="layout" draw:type="curve" svg:x1="16.256cm" svg:y1="6.179cm" svg:x2="20.447cm" svg:y2="4.489cm" draw:start-shape="id4" draw:start-glue-point="0" draw:end-shape="id7" draw:end-glue-point="3" svg:d="M16256 6179c0-1127 1397-1690 4191-1690" svg:viewBox="0 0 4192 1691">
          <text:p/>
        </draw:connector>
        <draw:frame draw:style-name="gr17" draw:text-style-name="P10" draw:layer="layout" svg:width="2.441cm" svg:height="1.191cm" svg:x="10.349cm" svg:y="5.018cm">
          <draw:text-box>
            <text:p text:style-name="P4">OpenSIP</text:p>
            <text:p text:style-name="P4">FreeSwitch</text:p>
          </draw:text-box>
        </draw:frame>
        <draw:frame draw:style-name="gr18" draw:text-style-name="P7" draw:layer="layout" svg:width="2.873cm" svg:height="0.721cm" svg:x="14.907cm" svg:y="8.907cm">
          <draw:text-box>
            <text:p>Gateway SS7</text:p>
          </draw:text-box>
        </draw:frame>
        <draw:connector draw:style-name="gr13" draw:text-style-name="P8" draw:layer="layout" draw:type="curve" svg:x1="7.791cm" svg:y1="12.286cm" svg:x2="15.378cm" svg:y2="12.286cm" draw:start-shape="id8" draw:start-glue-point="1" draw:end-shape="id5" draw:end-glue-point="3" svg:d="M7791 12286h7587" svg:viewBox="0 0 7588 1">
          <text:p/>
        </draw:connector>
        <draw:frame draw:style-name="gr19" draw:text-style-name="P7" xml:id="id7" draw:id="id7" draw:layer="layout" svg:width="2.483cm" svg:height="0.721cm" svg:x="20.447cm" svg:y="4.129cm">
          <draw:text-box>
            <text:p>Switch SS7</text:p>
          </draw:text-box>
        </draw:frame>
        <draw:frame draw:style-name="gr20" draw:text-style-name="P11" draw:layer="layout" svg:width="1.196cm" svg:height="0.721cm" svg:x="10.668cm" svg:y="11.557cm">
          <draw:text-box>
            <text:p>RTP</text:p>
          </draw:text-box>
        </draw:frame>
        <draw:connector draw:style-name="gr13" draw:text-style-name="P8" draw:layer="layout" draw:type="curve" svg:x1="17.134cm" svg:y1="12.286cm" svg:x2="20.123cm" svg:y2="12.286cm" draw:start-shape="id5" draw:start-glue-point="1" draw:end-shape="id9" draw:end-glue-point="3" svg:d="M17134 12286h2989" svg:viewBox="0 0 2990 1">
          <text:p/>
        </draw:connector>
        <draw:frame draw:style-name="gr21" draw:text-style-name="P12" draw:layer="layout" svg:width="2.826cm" svg:height="0.721cm" svg:x="9.652cm" svg:y="8.193cm">
          <draw:text-box>
            <text:p><text:span text:style-name="T4">Réseau VoIP</text:span></text:p>
          </draw:text-box>
        </draw:frame>
        <draw:frame draw:style-name="gr22" draw:text-style-name="P13" draw:layer="layout" svg:width="1.802cm" svg:height="0.801cm" svg:x="15.24cm" svg:y="16.74cm">
          <draw:text-box>
            <text:p><text:span text:style-name="T3">Média</text:span></text:p>
          </draw:text-box>
        </draw:frame>
        <draw:connector draw:style-name="gr23" draw:text-style-name="P8" draw:layer="layout" draw:type="line" svg:x1="6.921cm" svg:y1="6.267cm" svg:x2="3.363cm" svg:y2="6.243cm" draw:start-shape="id6" draw:start-glue-point="3" draw:end-shape="id10" svg:d="M6921 6267l-3558-24" svg:viewBox="0 0 3559 25">
          <text:p/>
        </draw:connector>
        <draw:frame draw:style-name="gr9" draw:text-style-name="P7" draw:layer="layout" svg:width="1.129cm" svg:height="0.721cm" svg:x="8.001cm" svg:y="3.429cm">
          <draw:text-box>
            <text:p>SIP</text:p>
          </draw:text-box>
        </draw:frame>
        <draw:frame draw:style-name="gr9" draw:text-style-name="P7" draw:layer="layout" svg:width="1.383cm" svg:height="0.721cm" svg:x="24.765cm" svg:y="4.699cm">
          <draw:text-box>
            <text:p>GSM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Sans UI" svg:font-family="'Andale Sans UI'" style:font-pitch="variable"/>
    <style:font-face style:name="Lato" svg:font-family="Lato" style:font-adornments="Regular" style:font-pitch="variable"/>
    <style:font-face style:name="Lohit Devanagari1" svg:font-family="'Lohit Devanagari'" style:font-pitch="variable"/>
    <style:font-face style:name="WenQuanYi Zen Hei1" svg:font-family="'WenQuanYi Zen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Gill Sans1" svg:font-family="'Gill Sans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11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7T08:43:43.950990872</meta:creation-date>
    <dc:date>2015-07-07T10:09:16.180712341</dc:date>
    <meta:editing-duration>PT10M21S</meta:editing-duration>
    <meta:editing-cycles>3</meta:editing-cycles>
    <meta:generator>LibreOffice/4.4.4.2$Linux_X86_64 LibreOffice_project/40m0$Build-2</meta:generator>
    <meta:document-statistic meta:object-count="37"/>
  </office:meta>
</office:document-meta>
</file>